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2000000020389C10AC9F9B6AA4.gif" manifest:media-type="image/gif"/>
  <manifest:file-entry manifest:full-path="Pictures/10000200000000870000008159C17784BF527C00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Arrow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fo:min-height="0.375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75ab24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a43486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872cm" svg:height="1.77cm" svg:x="3.828cm" svg:y="11.9cm">
          <draw:image xlink:href="Pictures/10000200000000870000008159C17784BF527C00.gif" xlink:type="simple" xlink:show="embed" xlink:actuate="onLoad">
            <text:p/>
          </draw:image>
        </draw:frame>
        <draw:g>
          <draw:line draw:style-name="gr2" draw:text-style-name="P2" draw:layer="layout" svg:x1="3.604cm" svg:y1="13.812cm" svg:x2="17.904cm" svg:y2="13.812cm">
            <text:p/>
          </draw:line>
          <draw:line draw:style-name="gr3" draw:text-style-name="P2" draw:layer="layout" svg:x1="3.604cm" svg:y1="13.558cm" svg:x2="3.604cm" svg:y2="14.064cm">
            <text:p/>
          </draw:line>
          <draw:line draw:style-name="gr3" draw:text-style-name="P2" draw:layer="layout" svg:x1="10.524cm" svg:y1="13.558cm" svg:x2="10.524cm" svg:y2="14.064cm">
            <text:p/>
          </draw:line>
          <draw:line draw:style-name="gr3" draw:text-style-name="P2" draw:layer="layout" svg:x1="4.065cm" svg:y1="13.708cm" svg:x2="4.065cm" svg:y2="13.909cm">
            <text:p/>
          </draw:line>
          <draw:line draw:style-name="gr3" draw:text-style-name="P2" draw:layer="layout" svg:x1="4.527cm" svg:y1="13.708cm" svg:x2="4.527cm" svg:y2="13.909cm">
            <text:p/>
          </draw:line>
          <draw:line draw:style-name="gr3" draw:text-style-name="P2" draw:layer="layout" svg:x1="4.987cm" svg:y1="13.708cm" svg:x2="4.987cm" svg:y2="13.909cm">
            <text:p/>
          </draw:line>
          <draw:line draw:style-name="gr3" draw:text-style-name="P2" draw:layer="layout" svg:x1="5.449cm" svg:y1="13.708cm" svg:x2="5.449cm" svg:y2="13.909cm">
            <text:p/>
          </draw:line>
          <draw:line draw:style-name="gr3" draw:text-style-name="P2" draw:layer="layout" svg:x1="5.91cm" svg:y1="13.708cm" svg:x2="5.91cm" svg:y2="13.909cm">
            <text:p/>
          </draw:line>
          <draw:line draw:style-name="gr3" draw:text-style-name="P2" draw:layer="layout" svg:x1="6.37cm" svg:y1="13.708cm" svg:x2="6.37cm" svg:y2="13.909cm">
            <text:p/>
          </draw:line>
          <draw:line draw:style-name="gr3" draw:text-style-name="P2" draw:layer="layout" svg:x1="6.832cm" svg:y1="13.708cm" svg:x2="6.832cm" svg:y2="13.909cm">
            <text:p/>
          </draw:line>
          <draw:line draw:style-name="gr3" draw:text-style-name="P2" draw:layer="layout" svg:x1="7.293cm" svg:y1="13.708cm" svg:x2="7.293cm" svg:y2="13.909cm">
            <text:p/>
          </draw:line>
          <draw:line draw:style-name="gr3" draw:text-style-name="P2" draw:layer="layout" svg:x1="7.755cm" svg:y1="13.708cm" svg:x2="7.755cm" svg:y2="13.909cm">
            <text:p/>
          </draw:line>
          <draw:line draw:style-name="gr3" draw:text-style-name="P2" draw:layer="layout" svg:x1="8.217cm" svg:y1="13.708cm" svg:x2="8.217cm" svg:y2="13.909cm">
            <text:p/>
          </draw:line>
          <draw:line draw:style-name="gr3" draw:text-style-name="P2" draw:layer="layout" svg:x1="8.679cm" svg:y1="13.708cm" svg:x2="8.679cm" svg:y2="13.909cm">
            <text:p/>
          </draw:line>
          <draw:line draw:style-name="gr3" draw:text-style-name="P2" draw:layer="layout" svg:x1="9.141cm" svg:y1="13.708cm" svg:x2="9.141cm" svg:y2="13.909cm">
            <text:p/>
          </draw:line>
          <draw:line draw:style-name="gr3" draw:text-style-name="P2" draw:layer="layout" svg:x1="9.603cm" svg:y1="13.708cm" svg:x2="9.603cm" svg:y2="13.909cm">
            <text:p/>
          </draw:line>
          <draw:line draw:style-name="gr3" draw:text-style-name="P2" draw:layer="layout" svg:x1="10.062cm" svg:y1="13.708cm" svg:x2="10.062cm" svg:y2="13.909cm">
            <text:p/>
          </draw:line>
          <draw:line draw:style-name="gr3" draw:text-style-name="P2" draw:layer="layout" svg:x1="11.004cm" svg:y1="13.722cm" svg:x2="11.004cm" svg:y2="13.923cm">
            <text:p/>
          </draw:line>
          <draw:line draw:style-name="gr3" draw:text-style-name="P2" draw:layer="layout" svg:x1="11.464cm" svg:y1="13.722cm" svg:x2="11.464cm" svg:y2="13.923cm">
            <text:p/>
          </draw:line>
          <draw:line draw:style-name="gr3" draw:text-style-name="P2" draw:layer="layout" svg:x1="11.926cm" svg:y1="13.722cm" svg:x2="11.926cm" svg:y2="13.923cm">
            <text:p/>
          </draw:line>
          <draw:line draw:style-name="gr3" draw:text-style-name="P2" draw:layer="layout" svg:x1="12.387cm" svg:y1="13.722cm" svg:x2="12.387cm" svg:y2="13.923cm">
            <text:p/>
          </draw:line>
          <draw:line draw:style-name="gr3" draw:text-style-name="P2" draw:layer="layout" svg:x1="12.849cm" svg:y1="13.722cm" svg:x2="12.849cm" svg:y2="13.923cm">
            <text:p/>
          </draw:line>
          <draw:line draw:style-name="gr3" draw:text-style-name="P2" draw:layer="layout" svg:x1="13.309cm" svg:y1="13.722cm" svg:x2="13.309cm" svg:y2="13.923cm">
            <text:p/>
          </draw:line>
          <draw:line draw:style-name="gr3" draw:text-style-name="P2" draw:layer="layout" svg:x1="13.771cm" svg:y1="13.722cm" svg:x2="13.771cm" svg:y2="13.923cm">
            <text:p/>
          </draw:line>
          <draw:line draw:style-name="gr3" draw:text-style-name="P2" draw:layer="layout" svg:x1="14.235cm" svg:y1="13.722cm" svg:x2="14.235cm" svg:y2="13.923cm">
            <text:p/>
          </draw:line>
          <draw:line draw:style-name="gr3" draw:text-style-name="P2" draw:layer="layout" svg:x1="14.696cm" svg:y1="13.722cm" svg:x2="14.696cm" svg:y2="13.923cm">
            <text:p/>
          </draw:line>
          <draw:line draw:style-name="gr3" draw:text-style-name="P2" draw:layer="layout" svg:x1="15.156cm" svg:y1="13.722cm" svg:x2="15.156cm" svg:y2="13.923cm">
            <text:p/>
          </draw:line>
          <draw:line draw:style-name="gr3" draw:text-style-name="P2" draw:layer="layout" svg:x1="15.618cm" svg:y1="13.722cm" svg:x2="15.618cm" svg:y2="13.923cm">
            <text:p/>
          </draw:line>
          <draw:line draw:style-name="gr3" draw:text-style-name="P2" draw:layer="layout" svg:x1="16.08cm" svg:y1="13.722cm" svg:x2="16.08cm" svg:y2="13.923cm">
            <text:p/>
          </draw:line>
          <draw:line draw:style-name="gr3" draw:text-style-name="P2" draw:layer="layout" svg:x1="16.541cm" svg:y1="13.722cm" svg:x2="16.541cm" svg:y2="13.923cm">
            <text:p/>
          </draw:line>
          <draw:line draw:style-name="gr3" draw:text-style-name="P2" draw:layer="layout" svg:x1="17.001cm" svg:y1="13.722cm" svg:x2="17.001cm" svg:y2="13.923cm">
            <text:p/>
          </draw:line>
          <draw:frame draw:style-name="gr4" draw:text-style-name="P4" draw:layer="layout" svg:width="0.768cm" svg:height="0.625cm" svg:x="3.264cm" svg:y="14.047cm">
            <draw:text-box>
              <text:p text:style-name="P3"><text:span text:style-name="T1">0</text:span></text:p>
            </draw:text-box>
          </draw:frame>
          <draw:frame draw:style-name="gr4" draw:text-style-name="P4" draw:layer="layout" svg:width="0.768cm" svg:height="0.625cm" svg:x="10.228cm" svg:y="14.095cm">
            <draw:text-box>
              <text:p text:style-name="P3"><text:span text:style-name="T1">1</text:span></text:p>
            </draw:text-box>
          </draw:frame>
          <draw:path draw:style-name="gr5" draw:text-style-name="P1" draw:layer="layout" svg:width="2.304cm" svg:height="0.291cm" svg:x="3.604cm" svg:y="13.493cm" svg:viewBox="0 0 2305 292" svg:d="M0 292c1334-650 2305-11 2305-11">
            <text:p/>
          </draw:path>
          <draw:path draw:style-name="gr6" draw:text-style-name="P1" draw:layer="layout" svg:width="1.4cm" svg:height="0.192cm" svg:x="3.58cm" svg:y="13.827cm" svg:viewBox="0 0 1401 193" svg:d="M0 0c746 434 1401 0 1401 0">
            <text:p/>
          </draw:path>
        </draw:g>
        <draw:frame draw:style-name="gr1" draw:text-style-name="P1" draw:layer="layout" svg:width="0.664cm" svg:height="0.588cm" svg:x="4cm" svg:y="14.212cm">
          <draw:image xlink:href="Pictures/100002000000002000000020389C10AC9F9B6AA4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23:32:28.573466172</meta:creation-date>
    <dc:date>2019-03-14T23:33:42.760188134</dc:date>
    <meta:editing-duration>PT1M14S</meta:editing-duration>
    <meta:editing-cycles>1</meta:editing-cycles>
    <meta:document-statistic meta:object-count="38"/>
    <meta:generator>LibreOffice/5.2.7.2$Linux_X86_64 LibreOffice_project/20m0$Build-2</meta:generator>
  </office:meta>
</office:document-meta>
</file>